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erver.setRemoteAddress( String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createInitialContext( String jndi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CRServer.setRemoteEnvironment( String remote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erver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setLocalEnvironment( String local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createWorkspace( String username , String password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CRServer.setLocalAddress( String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getRemo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CRServer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rver.getLocal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